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50%" style:writing-mode="lr-tb"/>
    </style:style>
    <style:style style:name="P2" style:family="paragraph" style:parent-style-name="Standard">
      <style:paragraph-properties fo:break-before="auto" fo:line-height="150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3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break-before="auto" fo:line-height="150%" style:writing-mode="lr-tb"/>
    </style:style>
    <style:style style:name="T10_1" style:family="text">
      <style:text-properties fo:font-size="14pt" style:font-size-asian="14pt" style:font-size-complex="14pt" fo:font-weight="bold" style:font-weight-asian="bold" style:font-weight-complex="bold"/>
    </style:style>
    <style:style style:name="T10_2" style:family="text">
      <style:text-properties fo:font-size="14pt" style:font-size-asian="14pt" style:font-size-complex="14pt" fo:font-weight="bold" style:font-weight-asian="bold" style:font-weight-complex="bold"/>
    </style:style>
    <style:style style:name="T10_3" style:family="text">
      <style:text-properties fo:font-size="14pt" style:font-size-asian="14pt" style:font-size-complex="14pt" fo:font-weight="bold" style:font-weight-asian="bold" style:font-weight-complex="bold"/>
    </style:style>
    <style:style style:name="T10_4" style:family="text">
      <style:text-properties fo:font-size="14pt" style:font-size-asian="14pt" style:font-size-complex="14pt" fo:font-weight="bold" style:font-weight-asian="bold" style:font-weight-complex="bold"/>
    </style:style>
    <style:style style:name="T10_5" style:family="text">
      <style:text-properties fo:font-size="14pt" style:font-size-asian="14pt" style:font-size-complex="14pt" fo:font-weight="bold" style:font-weight-asian="bold" style:font-weight-complex="bold"/>
    </style:style>
    <style:style style:name="T10_6" style:family="text">
      <style:text-properties fo:font-size="14pt" style:font-size-asian="14pt" style:font-size-complex="14pt" fo:font-weight="bold" style:font-weight-asian="bold" style:font-weight-complex="bold"/>
    </style:style>
    <style:style style:name="T10_7" style:family="text">
      <style:text-properties fo:font-size="14pt" style:font-size-asian="14pt" style:font-size-complex="14pt" fo:font-weight="bold" style:font-weight-asian="bold" style:font-weight-complex="bold"/>
    </style:style>
    <style:style style:name="P11" style:family="paragraph" style:parent-style-name="Standard">
      <style:paragraph-properties fo:break-before="auto" fo:line-height="150%" style:writing-mode="lr-tb"/>
    </style:style>
    <style:style style:name="T11_1" style:family="text">
      <style:text-properties fo:font-size="14pt" style:font-size-asian="14pt" style:font-size-complex="14pt" fo:font-weight="bold" style:font-weight-asian="bold" style:font-weight-complex="bold"/>
    </style:style>
    <style:style style:name="T11_2" style:family="text">
      <style:text-properties fo:font-size="14pt" style:font-size-asian="14pt" style:font-size-complex="14pt" fo:font-weight="bold" style:font-weight-asian="bold" style:font-weight-complex="bold"/>
    </style:style>
    <style:style style:name="P12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3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4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6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1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3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4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5" style:family="paragraph" style:parent-style-name="Standard">
      <style:paragraph-properties fo:break-before="auto" fo:line-height="150%" style:writing-mode="lr-tb"/>
    </style:style>
    <style:style style:name="T25_1" style:family="text">
      <style:text-properties fo:font-size="28pt" style:font-size-asian="28pt" style:font-size-complex="28pt" fo:font-weight="bold" style:font-weight-asian="bold" style:font-weight-complex="bold"/>
    </style:style>
    <style:style style:name="T25_2" style:family="text">
      <style:text-properties fo:font-size="28pt" style:font-size-asian="28pt" style:font-size-complex="28pt" fo:font-weight="bold" style:font-weight-asian="bold" style:font-weight-complex="bold"/>
    </style:style>
    <style:style style:name="T25_3" style:family="text">
      <style:text-properties fo:font-size="28pt" style:font-size-asian="28pt" style:font-size-complex="28pt" fo:font-weight="bold" style:font-weight-asian="bold" style:font-weight-complex="bold"/>
    </style:style>
    <style:style style:name="T25_4" style:family="text">
      <style:text-properties fo:font-size="28pt" style:font-size-asian="28pt" style:font-size-complex="28pt" fo:font-weight="bold" style:font-weight-asian="bold" style:font-weight-complex="bold"/>
    </style:style>
    <style:style style:name="T25_5" style:family="text">
      <style:text-properties fo:font-size="28pt" style:font-size-asian="28pt" style:font-size-complex="28pt" fo:font-weight="bold" style:font-weight-asian="bold" style:font-weight-complex="bold"/>
    </style:style>
    <style:style style:name="Table1" style:family="table">
      <style:table-properties table:align="left" style:width="16.96cm" fo:margin-left="0.19cm"/>
    </style:style>
    <style:style style:name="Column1" style:family="table-column">
      <style:table-column-properties style:column-width="4.895cm"/>
    </style:style>
    <style:style style:name="Column2" style:family="table-column">
      <style:table-column-properties style:column-width="6.218cm"/>
    </style:style>
    <style:style style:name="Column3" style:family="table-column">
      <style:table-column-properties style:column-width="3.572cm"/>
    </style:style>
    <style:style style:name="Column4" style:family="table-column">
      <style:table-column-properties style:column-width="2.275cm"/>
    </style:style>
    <style:style style:name="Row1" style:family="table-row"/>
    <style:style style:name="Cell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6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7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8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9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0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1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2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3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break-before="auto" fo:line-height="150%" style:writing-mode="lr-tb"/>
    </style:style>
    <style:style style:name="P35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36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37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38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39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0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1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2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3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4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5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6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7" style:family="paragraph" style:parent-style-name="Standard">
      <style:paragraph-properties fo:break-before="auto" fo:line-height="100%" fo:margin-bottom="0cm" style:writing-mode="lr-tb"/>
    </style:style>
    <style:style style:name="T47_1" style:family="text">
      <style:text-properties fo:color="#404040" fo:font-size="14pt" style:font-size-asian="14pt" style:font-size-complex="14pt" fo:font-weight="bold" style:font-weight-asian="bold" style:font-weight-complex="bold"/>
    </style:style>
    <style:style style:name="P48" style:family="paragraph" style:parent-style-name="Standard">
      <style:paragraph-properties fo:break-before="auto" fo:line-height="100%" fo:margin-bottom="0cm" style:writing-mode="lr-tb"/>
      <style:text-properties fo:color="#404040" fo:font-size="14pt" style:font-size-asian="14pt" style:font-size-complex="14pt" fo:font-weight="bold" style:font-weight-asian="bold" style:font-weight-complex="bold"/>
    </style:style>
    <style:style style:name="P49" style:family="paragraph" style:parent-style-name="Standard">
      <style:paragraph-properties fo:break-before="auto" fo:line-height="100%" fo:margin-bottom="0.176cm" style:writing-mode="lr-tb">
        <style:tab-stops>
          <style:tab-stop style:type="right" style:leader-style="none" style:position="17cm"/>
        </style:tab-stops>
      </style:paragraph-properties>
    </style:style>
    <style:style style:name="T49_1" style:family="text"/>
    <style:style style:name="T49_2" style:family="text">
      <style:text-properties fo:color="#0000ff" style:text-underline-style="solid" style:text-underline-color="font-color"/>
    </style:style>
    <style:style style:name="T49_3" style:family="text"/>
    <style:style style:name="T49_4" style:family="text">
      <style:text-properties fo:color="#0000ff" style:text-underline-style="solid" style:text-underline-color="font-color"/>
    </style:style>
    <style:style style:name="T49_5" style:family="text"/>
    <style:style style:name="T49_6" style:family="text">
      <style:text-properties fo:color="#0000ff" style:text-underline-style="solid" style:text-underline-color="font-color"/>
    </style:style>
    <style:style style:name="T49_7" style:family="text"/>
    <style:style style:name="T49_8" style:family="text">
      <style:text-properties fo:color="#0000ff" style:text-underline-style="solid" style:text-underline-color="font-color"/>
    </style:style>
    <style:style style:name="T49_9" style:family="text"/>
    <style:style style:name="T49_10" style:family="text">
      <style:text-properties fo:color="#0000ff" style:text-underline-style="solid" style:text-underline-color="font-color"/>
    </style:style>
    <style:style style:name="T49_11" style:family="text"/>
    <style:style style:name="T49_12" style:family="text">
      <style:text-properties fo:color="#0000ff" style:text-underline-style="solid" style:text-underline-color="font-color"/>
    </style:style>
    <style:style style:name="T49_13" style:family="text"/>
    <style:style style:name="T49_14" style:family="text">
      <style:text-properties fo:color="#0000ff" style:text-underline-style="solid" style:text-underline-color="font-color"/>
    </style:style>
    <style:style style:name="T49_15" style:family="text"/>
    <style:style style:name="T49_16" style:family="text">
      <style:text-properties fo:color="#0000ff" style:text-underline-style="solid" style:text-underline-color="font-color"/>
    </style:style>
    <style:style style:name="T49_17" style:family="text"/>
    <style:style style:name="T49_18" style:family="text">
      <style:text-properties fo:color="#0000ff" style:text-underline-style="solid" style:text-underline-color="font-color"/>
    </style:style>
    <style:style style:name="T49_19" style:family="text"/>
    <style:style style:name="T49_20" style:family="text">
      <style:text-properties fo:color="#0000ff" style:text-underline-style="solid" style:text-underline-color="font-color"/>
    </style:style>
    <style:style style:name="T49_21" style:family="text"/>
    <style:style style:name="T49_22" style:family="text">
      <style:text-properties fo:color="#0000ff" style:text-underline-style="solid" style:text-underline-color="font-color"/>
    </style:style>
    <style:style style:name="P50" style:family="paragraph" style:parent-style-name="Standard">
      <style:paragraph-properties fo:break-before="auto" fo:text-indent="0cm" fo:line-height="100%" fo:margin-bottom="0.176cm" fo:margin-left="0.353cm" style:writing-mode="lr-tb">
        <style:tab-stops>
          <style:tab-stop style:type="right" style:leader-style="none" style:position="16.295cm"/>
        </style:tab-stops>
      </style:paragraph-properties>
    </style:style>
    <style:style style:name="T50_1" style:family="text">
      <style:text-properties fo:color="#0000ff" fo:font-size="12pt" style:font-size-asian="12pt" style:font-size-complex="12pt" style:text-underline-style="solid" style:text-underline-color="font-color"/>
    </style:style>
    <style:style style:name="T50_2" style:family="text">
      <style:text-properties fo:color="#0000ff" fo:font-size="12pt" style:font-size-asian="12pt" style:font-size-complex="12pt" style:text-underline-style="solid" style:text-underline-color="font-color"/>
    </style:style>
    <style:style style:name="T50_3" style:family="text">
      <style:text-properties fo:color="#0000ff" fo:font-size="12pt" style:font-size-asian="12pt" style:font-size-complex="12pt" style:text-underline-style="solid" style:text-underline-color="font-color"/>
    </style:style>
    <style:style style:name="T50_4" style:family="text">
      <style:text-properties fo:color="#0000ff" fo:font-size="12pt" style:font-size-asian="12pt" style:font-size-complex="12pt" style:text-underline-style="solid" style:text-underline-color="font-color"/>
    </style:style>
    <style:style style:name="T50_5" style:family="text">
      <style:text-properties fo:color="#0000ff" fo:font-size="12pt" style:font-size-asian="12pt" style:font-size-complex="12pt" style:text-underline-style="solid" style:text-underline-color="font-color"/>
    </style:style>
    <style:style style:name="T50_6" style:family="text">
      <style:text-properties fo:color="#0000ff" fo:font-size="12pt" style:font-size-asian="12pt" style:font-size-complex="12pt" style:text-underline-style="solid" style:text-underline-color="font-color"/>
    </style:style>
    <style:style style:name="T50_7" style:family="text">
      <style:text-properties fo:color="#0000ff" fo:font-size="12pt" style:font-size-asian="12pt" style:font-size-complex="12pt" style:text-underline-style="solid" style:text-underline-color="font-color"/>
    </style:style>
    <style:style style:name="T50_8" style:family="text">
      <style:text-properties fo:color="#0000ff" fo:font-size="12pt" style:font-size-asian="12pt" style:font-size-complex="12pt" style:text-underline-style="solid" style:text-underline-color="font-color"/>
    </style:style>
    <style:style style:name="T50_9" style:family="text">
      <style:text-properties fo:color="#0000ff" fo:font-size="12pt" style:font-size-asian="12pt" style:font-size-complex="12pt" style:text-underline-style="solid" style:text-underline-color="font-color"/>
    </style:style>
    <style:style style:name="T50_10" style:family="text">
      <style:text-properties fo:color="#0000ff" fo:font-size="12pt" style:font-size-asian="12pt" style:font-size-complex="12pt" style:text-underline-style="solid" style:text-underline-color="font-color"/>
    </style:style>
    <style:style style:name="T50_11" style:family="text">
      <style:text-properties fo:color="#0000ff" fo:font-size="12pt" style:font-size-asian="12pt" style:font-size-complex="12pt" style:text-underline-style="solid" style:text-underline-color="font-color"/>
    </style:style>
    <style:style style:name="T50_12" style:family="text">
      <style:text-properties fo:color="#0000ff" fo:font-size="12pt" style:font-size-asian="12pt" style:font-size-complex="12pt" style:text-underline-style="solid" style:text-underline-color="font-color"/>
    </style:style>
    <style:style style:name="T50_13" style:family="text">
      <style:text-properties fo:color="#0000ff" fo:font-size="12pt" style:font-size-asian="12pt" style:font-size-complex="12pt" style:text-underline-style="solid" style:text-underline-color="font-color"/>
    </style:style>
    <style:style style:name="P51" style:family="paragraph" style:parent-style-name="Standard">
      <style:paragraph-properties fo:break-before="auto" fo:line-height="15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52" style:family="paragraph" style:parent-style-name="Standard">
      <style:paragraph-properties fo:break-before="auto" fo:line-height="15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53" style:family="paragraph" style:parent-style-name="Standard">
      <style:paragraph-properties fo:break-before="auto" fo:line-height="15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54" style:family="paragraph" style:parent-style-name="Standard">
      <style:paragraph-properties fo:break-before="auto" fo:line-height="15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55" style:family="paragraph" style:parent-style-name="Heading_20_1">
      <style:paragraph-properties fo:break-before="auto" fo:line-height="15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56" style:family="paragraph" style:parent-style-name="Heading_20_1">
      <style:paragraph-properties fo:break-before="auto" fo:line-height="150%" style:writing-mode="lr-tb"/>
    </style:style>
    <style:style style:name="T56_1" style:family="text">
      <style:text-properties fo:color="#000000" fo:font-weight="bold" style:font-weight-asian="bold" style:font-weight-complex="bold"/>
    </style:style>
    <style:style style:name="T56_2" style:family="text">
      <style:text-properties fo:color="#000000" fo:font-weight="bold" style:font-weight-asian="bold" style:font-weight-complex="bold"/>
    </style:style>
    <style:style style:name="T56_3" style:family="text">
      <style:text-properties fo:color="#000000" fo:font-weight="bold" style:font-weight-asian="bold" style:font-weight-complex="bold"/>
    </style:style>
    <style:style style:name="T56_4" style:family="text">
      <style:text-properties fo:color="#000000" fo:font-weight="bold" style:font-weight-asian="bold" style:font-weight-complex="bold"/>
    </style:style>
    <style:style style:name="T56_5" style:family="text">
      <style:text-properties fo:color="#000000" fo:font-weight="bold" style:font-weight-asian="bold" style:font-weight-complex="bold"/>
    </style:style>
    <style:style style:name="T56_6" style:family="text">
      <style:text-properties fo:color="#000000" fo:font-weight="bold" style:font-weight-asian="bold" style:font-weight-complex="bold"/>
    </style:style>
    <style:style style:name="T56_7" style:family="text">
      <style:text-properties fo:color="#000000" fo:font-weight="bold" style:font-weight-asian="bold" style:font-weight-complex="bold"/>
    </style:style>
    <style:style style:name="T56_8" style:family="text">
      <style:text-properties fo:color="#000000" fo:font-weight="bold" style:font-weight-asian="bold" style:font-weight-complex="bold"/>
    </style:style>
    <style:style style:name="T56_9" style:family="text">
      <style:text-properties fo:color="#000000" fo:font-weight="bold" style:font-weight-asian="bold" style:font-weight-complex="bold"/>
    </style:style>
    <style:style style:name="T56_10" style:family="text">
      <style:text-properties fo:color="#000000" fo:font-weight="bold" style:font-weight-asian="bold" style:font-weight-complex="bold"/>
    </style:style>
    <style:style style:name="T56_11" style:family="text">
      <style:text-properties fo:color="#000000" fo:font-weight="bold" style:font-weight-asian="bold" style:font-weight-complex="bold"/>
    </style:style>
    <style:style style:name="Table2" style:family="table">
      <style:table-properties table:align="left" style:width="17.013cm" fo:margin-left="0.097cm"/>
    </style:style>
    <style:style style:name="Column5" style:family="table-column">
      <style:table-column-properties style:column-width="4.173cm"/>
    </style:style>
    <style:style style:name="Column6" style:family="table-column">
      <style:table-column-properties style:column-width="12.839cm"/>
    </style:style>
    <style:style style:name="Row3" style:family="table-row"/>
    <style:style style:name="Cell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7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8" style:family="paragraph" style:parent-style-name="Standard">
      <style:paragraph-properties fo:text-align="justify" fo:break-before="auto" fo:text-indent="0cm" fo:line-height="107%" fo:margin-top="0cm" fo:margin-bottom="0.282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47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0" style:family="paragraph" style:parent-style-name="Standard">
      <style:paragraph-properties fo:text-align="justify" fo:break-before="auto" fo:text-indent="0cm" fo:line-height="107%" fo:margin-top="0cm" fo:margin-bottom="0.282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47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47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1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2" style:family="paragraph" style:parent-style-name="Standard">
      <style:paragraph-properties fo:text-align="justify" fo:break-before="auto" fo:text-indent="0cm" fo:line-height="107%" fo:margin-top="0cm" fo:margin-bottom="0.282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3" style:family="paragraph" style:parent-style-name="Standard">
      <style:paragraph-properties fo:text-align="justify" fo:break-before="auto" fo:text-indent="0cm" fo:line-height="107%" fo:margin-top="0cm" fo:margin-bottom="0.282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4" style:family="paragraph" style:parent-style-name="Standard">
      <style:paragraph-properties fo:text-align="justify" fo:break-before="auto" fo:text-indent="0cm" fo:line-height="107%" fo:margin-top="0cm" fo:margin-bottom="0.282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5" style:family="paragraph" style:parent-style-name="Standard">
      <style:paragraph-properties fo:text-align="justify" fo:break-before="auto" fo:text-indent="0cm" fo:line-height="107%" fo:margin-top="0cm" fo:margin-bottom="0.282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6" style:family="paragraph" style:parent-style-name="Standard">
      <style:paragraph-properties fo:text-align="justify" fo:break-before="auto" fo:text-indent="0cm" fo:line-height="107%" fo:margin-top="0cm" fo:margin-bottom="0.282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justify" fo:break-before="auto" fo:line-height="150%" fo:margin-bottom="0.37cm" style:writing-mode="lr-tb"/>
    </style:style>
    <style:style style:name="Table3" style:family="table">
      <style:table-properties table:align="left" style:width="17.013cm" fo:margin-left="0.097cm"/>
    </style:style>
    <style:style style:name="Column7" style:family="table-column">
      <style:table-column-properties style:column-width="0.915cm"/>
    </style:style>
    <style:style style:name="Column8" style:family="table-column">
      <style:table-column-properties style:column-width="7.708cm"/>
    </style:style>
    <style:style style:name="Column9" style:family="table-column">
      <style:table-column-properties style:column-width="1.792cm"/>
    </style:style>
    <style:style style:name="Column10" style:family="table-column">
      <style:table-column-properties style:column-width="6.597cm"/>
    </style:style>
    <style:style style:name="Row8" style:family="table-row"/>
    <style:style style:name="Cell19" style:family="table-cell">
      <style:table-cell-properties fo:background-color="#c0c0c0"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8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0" style:family="table-cell">
      <style:table-cell-properties fo:background-color="#c0c0c0"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9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1" style:family="table-cell">
      <style:table-cell-properties fo:background-color="#c0c0c0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0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2" style:family="table-cell">
      <style:table-cell-properties fo:background-color="#c0c0c0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1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9" style:family="table-row"/>
    <style:style style:name="Cell23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2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3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4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5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27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6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7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8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9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31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0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1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2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3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35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4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5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6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7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39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8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9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1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43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2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3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4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5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47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6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7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8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9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51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0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1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2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3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55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4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5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6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7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59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8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9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0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1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63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2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3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4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5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67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6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7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8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9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71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0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1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2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3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75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4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5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6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7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79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8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9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0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1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83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2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3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4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5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87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6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7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8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9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justify" fo:break-before="auto" fo:line-height="150%" fo:margin-bottom="0.37cm" style:writing-mode="lr-tb"/>
    </style:style>
  </office:automatic-styles>
  <office:body>
    <office:text>
      <text:p text:style-name="P1"/>
      <text:p text:style-name="P2"><draw:frame svg:x="0cm" svg:y="0.612cm" svg:width="8.467cm" svg:height="6.35cm" draw:style-name="FR1" text:anchor-type="char" draw:z-index="0"><draw:image xlink:href="Pictures/image1.png" xlink:type="simple" xlink:show="embed" xlink:actuate="onLoad"/></draw:frame>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><text:span text:style-name="T10_1">SGB</text:span><text:span text:style-name="T10_2">_</text:span><text:span text:style-name="T10_3">RELATORIO</text:span><text:span text:style-name="T10_4">_</text:span><text:span text:style-name="T10_5">AcompanhamentoConfiguração</text:span><text:span text:style-name="T10_6">_</text:span><text:span text:style-name="T10_7">ConstruçãoV</text:span></text:p>
      <text:p text:style-name="P11"><text:span text:style-name="T11_1">Versão</text:span><text:span text:style-name="T11_2"><text:s/>1.0</text:span>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<text:span text:style-name="T25_1">Histórico</text:span><text:span text:style-name="T25_2"><text:s/></text:span><text:span text:style-name="T25_3">de</text:span><text:span text:style-name="T25_4"><text:s/></text:span><text:span text:style-name="T25_5">Revisõe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6"><text:span text:style-name="T26_1">Nome</text:span></text:p>
          </table:table-cell>
          <table:table-cell table:style-name="Cell2">
            <text:p text:style-name="P27"><text:span text:style-name="T27_1">Alterações</text:span></text:p>
          </table:table-cell>
          <table:table-cell table:style-name="Cell3">
            <text:p text:style-name="P28"><text:span text:style-name="T28_1">Data</text:span></text:p>
          </table:table-cell>
          <table:table-cell table:style-name="Cell4">
            <text:p text:style-name="P29"><text:span text:style-name="T29_1">Versão</text:span></text:p>
          </table:table-cell>
        </table:table-row>
        <table:table-row table:style-name="Row2">
          <table:table-cell table:style-name="Cell5">
            <text:p text:style-name="P30"><text:span text:style-name="T30_1">Hélios</text:span><text:span text:style-name="T30_2"><text:s/></text:span><text:span text:style-name="T30_3">Kárum</text:span><text:span text:style-name="T30_4"><text:s/></text:span><text:span text:style-name="T30_5">de</text:span><text:span text:style-name="T30_6"><text:s/></text:span><text:span text:style-name="T30_7">Oliveira</text:span><text:span text:style-name="T30_8"><text:s/></text:span><text:span text:style-name="T30_9">Bastos</text:span></text:p>
          </table:table-cell>
          <table:table-cell table:style-name="Cell6">
            <text:p text:style-name="P31"><text:span text:style-name="T31_1">Criação</text:span><text:span text:style-name="T31_2"><text:s/></text:span><text:span text:style-name="T31_3">do</text:span><text:span text:style-name="T31_4"><text:s/></text:span><text:span text:style-name="T31_5">Documento</text:span><text:span text:style-name="T31_6"><text:s/></text:span><text:span text:style-name="T31_7">e</text:span><text:span text:style-name="T31_8"><text:s/></text:span><text:span text:style-name="T31_9">Remoção</text:span><text:span text:style-name="T31_10"><text:s/></text:span><text:span text:style-name="T31_11">do</text:span><text:span text:style-name="T31_12"><text:s/></text:span><text:span text:style-name="T31_13">antigo</text:span><text:span text:style-name="T31_14"><text:s/></text:span><text:span text:style-name="T31_15">documento</text:span><text:span text:style-name="T31_16"><text:s/></text:span><text:span text:style-name="T31_17">que</text:span><text:span text:style-name="T31_18"><text:s/></text:span><text:span text:style-name="T31_19">estava</text:span><text:span text:style-name="T31_20"><text:s/></text:span><text:span text:style-name="T31_21">errado</text:span><text:span text:style-name="T31_22">.</text:span></text:p>
          </table:table-cell>
          <table:table-cell table:style-name="Cell7">
            <text:p text:style-name="P32"><text:span text:style-name="T32_1">09/02/13</text:span></text:p>
          </table:table-cell>
          <table:table-cell table:style-name="Cell8">
            <text:p text:style-name="P33"><text:span text:style-name="T33_1">1.0</text:span></text:p>
          </table:table-cell>
        </table:table-row>
      </table:table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><text:span text:style-name="T47_1">Sumário</text:span></text:p>
      <text:p text:style-name="P48"/>
      <text:p text:style-name="P49"><text:span text:style-name="T49_1"><text:a xlink:type="simple" xlink:href="#id.gjdgxs"><text:span text:style-name="T49_2">1<text:s/></text:span></text:a></text:span><text:span text:style-name="T49_3"><text:a xlink:type="simple" xlink:href="#id.gjdgxs"><text:span text:style-name="T49_4">Relatório</text:span></text:a></text:span><text:span text:style-name="T49_5"><text:a xlink:type="simple" xlink:href="#id.gjdgxs"><text:span text:style-name="T49_6"><text:s/></text:span></text:a></text:span><text:span text:style-name="T49_7"><text:a xlink:type="simple" xlink:href="#id.gjdgxs"><text:span text:style-name="T49_8">de</text:span></text:a></text:span><text:span text:style-name="T49_9"><text:a xlink:type="simple" xlink:href="#id.gjdgxs"><text:span text:style-name="T49_10"><text:s/></text:span></text:a></text:span><text:span text:style-name="T49_11"><text:a xlink:type="simple" xlink:href="#id.gjdgxs"><text:span text:style-name="T49_12">Estabelecimento</text:span></text:a></text:span><text:span text:style-name="T49_13"><text:a xlink:type="simple" xlink:href="#id.gjdgxs"><text:span text:style-name="T49_14"><text:s/></text:span></text:a></text:span><text:span text:style-name="T49_15"><text:a xlink:type="simple" xlink:href="#id.gjdgxs"><text:span text:style-name="T49_16">de</text:span></text:a></text:span><text:span text:style-name="T49_17"><text:a xlink:type="simple" xlink:href="#id.gjdgxs"><text:span text:style-name="T49_18"><text:s/></text:span></text:a></text:span><text:span text:style-name="T49_19"><text:a xlink:type="simple" xlink:href="#id.gjdgxs"><text:span text:style-name="T49_20">Baseline</text:span></text:a></text:span><text:span text:style-name="T49_21"><text:a xlink:type="simple" xlink:href="#id.gjdgxs"><text:span text:style-name="T49_22">.<text:tab/>3</text:span></text:a></text:span></text:p>
      <text:p text:style-name="P50"><text:span text:style-name="T50_1">1.1<text:s/></text:span><text:span text:style-name="T50_2">Informações</text:span><text:span text:style-name="T50_3"><text:s/></text:span><text:span text:style-name="T50_4">sobre</text:span><text:span text:style-name="T50_5"><text:s/></text:span><text:span text:style-name="T50_6">os</text:span><text:span text:style-name="T50_7"><text:s/></text:span><text:span text:style-name="T50_8">itens</text:span><text:span text:style-name="T50_9"><text:s/></text:span><text:span text:style-name="T50_10">de</text:span><text:span text:style-name="T50_11"><text:s/></text:span><text:span text:style-name="T50_12">configuração</text:span><text:span text:style-name="T50_13"><text:tab/>3</text:span></text:p>
      <text:p text:style-name="P51"/>
      <text:p text:style-name="P52"/>
      <text:p text:style-name="P53"/>
      <text:p text:style-name="P54"/>
      <text:h text:style-name="P55" text:outline-level="10"/>
      <text:h text:style-name="P56" text:outline-level="10"><text:span text:style-name="T56_1">1<text:s/></text:span><text:span text:style-name="T56_2">Relatório</text:span><text:span text:style-name="T56_3"><text:s/></text:span><text:span text:style-name="T56_4">de</text:span><text:span text:style-name="T56_5"><text:s/></text:span><text:span text:style-name="T56_6">acompanhamento</text:span><text:span text:style-name="T56_7"><text:s/></text:span><text:span text:style-name="T56_8">da</text:span><text:span text:style-name="T56_9"><text:s/></text:span><text:span text:style-name="T56_10">Configuração</text:span><text:span text:style-name="T56_11">.</text:span></text:h>
      <table:table table:style-name="Table2">
        <table:table-column table:style-name="Column5"/>
        <table:table-column table:style-name="Column6"/>
        <table:table-row table:style-name="Row3">
          <table:table-cell table:style-name="Cell9">
            <text:p text:style-name="P57"><text:span text:style-name="T57_1">Nome</text:span><text:span text:style-name="T57_2"><text:s/></text:span><text:span text:style-name="T57_3">do</text:span><text:span text:style-name="T57_4"><text:s/></text:span><text:span text:style-name="T57_5">Projeto</text:span><text:span text:style-name="T57_6">:</text:span></text:p>
          </table:table-cell>
          <table:table-cell table:style-name="Cell10">
            <text:p text:style-name="P58"><text:span text:style-name="T58_1">SGB</text:span></text:p>
          </table:table-cell>
        </table:table-row>
        <table:table-row table:style-name="Row4">
          <table:table-cell table:style-name="Cell11">
            <text:p text:style-name="P59"><text:span text:style-name="T59_1">Identificador</text:span><text:span text:style-name="T59_2"><text:s/></text:span><text:span text:style-name="T59_3">da</text:span><text:span text:style-name="T59_4"><text:s/></text:span><text:span text:style-name="T59_5">Baseline</text:span><text:span text:style-name="T59_6">:</text:span></text:p>
          </table:table-cell>
          <table:table-cell table:style-name="Cell12">
            <text:p text:style-name="P60"><text:span text:style-name="T60_1">0.</text:span><text:span text:style-name="T60_2">7</text:span></text:p>
          </table:table-cell>
        </table:table-row>
        <table:table-row table:style-name="Row5">
          <table:table-cell table:style-name="Cell13">
            <text:p text:style-name="P61"><text:span text:style-name="T61_1">Responsável</text:span></text:p>
          </table:table-cell>
          <table:table-cell table:style-name="Cell14">
            <text:p text:style-name="P62"><text:span text:style-name="T62_1">Hélios</text:span><text:span text:style-name="T62_2"><text:s/></text:span><text:span text:style-name="T62_3">Kárum</text:span><text:span text:style-name="T62_4"><text:s/></text:span><text:span text:style-name="T62_5">de</text:span><text:span text:style-name="T62_6"><text:s/></text:span><text:span text:style-name="T62_7">Oliveira</text:span><text:span text:style-name="T62_8"><text:s/></text:span><text:span text:style-name="T62_9">Bastos</text:span></text:p>
          </table:table-cell>
        </table:table-row>
        <table:table-row table:style-name="Row6">
          <table:table-cell table:style-name="Cell15">
            <text:p text:style-name="P63"><text:span text:style-name="T63_1">Data</text:span></text:p>
          </table:table-cell>
          <table:table-cell table:style-name="Cell16">
            <text:p text:style-name="P64"><text:span text:style-name="T64_1">09/02/2013</text:span></text:p>
          </table:table-cell>
        </table:table-row>
        <table:table-row table:style-name="Row7">
          <table:table-cell table:style-name="Cell17">
            <text:p text:style-name="P65"><text:span text:style-name="T65_1">Período</text:span><text:span text:style-name="T65_2"><text:s/></text:span><text:span text:style-name="T65_3">de</text:span><text:span text:style-name="T65_4"><text:s/></text:span><text:span text:style-name="T65_5">Vigência</text:span></text:p>
          </table:table-cell>
          <table:table-cell table:style-name="Cell18">
            <text:p text:style-name="P66"><text:span text:style-name="T66_1">08/01/2013<text:s/></text:span><text:span text:style-name="T66_2">a</text:span><text:span text:style-name="T66_3"><text:s/>25/01/2013</text:span></text:p>
          </table:table-cell>
        </table:table-row>
      </table:table>
      <text:p text:style-name="P67"/>
      <table:table table:style-name="Table3">
        <table:table-column table:style-name="Column7"/>
        <table:table-column table:style-name="Column8"/>
        <table:table-column table:style-name="Column9"/>
        <table:table-column table:style-name="Column10"/>
        <table:table-row table:style-name="Row8">
          <table:table-cell table:style-name="Cell19">
            <text:p text:style-name="P68"><text:span text:style-name="T68_1">ID</text:span></text:p>
          </table:table-cell>
          <table:table-cell table:style-name="Cell20">
            <text:p text:style-name="P69"><text:span text:style-name="T69_1">Questão</text:span></text:p>
          </table:table-cell>
          <table:table-cell table:style-name="Cell21">
            <text:p text:style-name="P70"><text:span text:style-name="T70_1">S</text:span><text:span text:style-name="T70_2">/</text:span><text:span text:style-name="T70_3">N</text:span><text:span text:style-name="T70_4">/</text:span><text:span text:style-name="T70_5">NA</text:span></text:p>
          </table:table-cell>
          <table:table-cell table:style-name="Cell22">
            <text:p text:style-name="P71"><text:span text:style-name="T71_1">Explicação</text:span></text:p>
          </table:table-cell>
        </table:table-row>
        <table:table-row table:style-name="Row9">
          <table:table-cell table:style-name="Cell23">
            <text:p text:style-name="P72"><text:span text:style-name="T72_1">1</text:span></text:p>
          </table:table-cell>
          <table:table-cell table:style-name="Cell24">
            <text:p text:style-name="P73"><text:span text:style-name="T73_1">As</text:span><text:span text:style-name="T73_2"><text:s/></text:span><text:span text:style-name="T73_3">baselines</text:span><text:span text:style-name="T73_4"><text:s/></text:span><text:span text:style-name="T73_5">foram</text:span><text:span text:style-name="T73_6"><text:s/></text:span><text:span text:style-name="T73_7">estabelecidas</text:span><text:span text:style-name="T73_8"><text:s/></text:span><text:span text:style-name="T73_9">conforme</text:span><text:span text:style-name="T73_10"><text:s/></text:span><text:span text:style-name="T73_11">o</text:span><text:span text:style-name="T73_12"><text:s/></text:span><text:span text:style-name="T73_13">planejado</text:span><text:span text:style-name="T73_14">?</text:span></text:p>
          </table:table-cell>
          <table:table-cell table:style-name="Cell25">
            <text:p text:style-name="P74"><text:span text:style-name="T74_1">S</text:span></text:p>
          </table:table-cell>
          <table:table-cell table:style-name="Cell26">
            <text:p text:style-name="P75"/>
          </table:table-cell>
        </table:table-row>
        <table:table-row table:style-name="Row10">
          <table:table-cell table:style-name="Cell27">
            <text:p text:style-name="P76"><text:span text:style-name="T76_1">2</text:span></text:p>
          </table:table-cell>
          <table:table-cell table:style-name="Cell28">
            <text:p text:style-name="P77"><text:span text:style-name="T77_1">Foi</text:span><text:span text:style-name="T77_2"><text:s/></text:span><text:span text:style-name="T77_3">realizado</text:span><text:span text:style-name="T77_4"><text:s/></text:span><text:span text:style-name="T77_5">as</text:span><text:span text:style-name="T77_6"><text:s/></text:span><text:span text:style-name="T77_7">auditorias</text:span><text:span text:style-name="T77_8"><text:s/></text:span><text:span text:style-name="T77_9">físicas</text:span><text:span text:style-name="T77_10"><text:s/></text:span><text:span text:style-name="T77_11">e</text:span><text:span text:style-name="T77_12"><text:s/></text:span><text:span text:style-name="T77_13">funcional</text:span><text:span text:style-name="T77_14"><text:s/></text:span><text:span text:style-name="T77_15">para</text:span><text:span text:style-name="T77_16"><text:s/></text:span><text:span text:style-name="T77_17">a</text:span><text:span text:style-name="T77_18">(</text:span><text:span text:style-name="T77_19">s</text:span><text:span text:style-name="T77_20">)<text:s/></text:span><text:span text:style-name="T77_21">baseline</text:span><text:span text:style-name="T77_22">(</text:span><text:span text:style-name="T77_23">s</text:span><text:span text:style-name="T77_24">)<text:s/></text:span><text:span text:style-name="T77_25">estabelecida</text:span><text:span text:style-name="T77_26">(</text:span><text:span text:style-name="T77_27">s</text:span><text:span text:style-name="T77_28">)?</text:span></text:p>
          </table:table-cell>
          <table:table-cell table:style-name="Cell29">
            <text:p text:style-name="P78"><text:span text:style-name="T78_1">S</text:span></text:p>
          </table:table-cell>
          <table:table-cell table:style-name="Cell30">
            <text:p text:style-name="P79"/>
          </table:table-cell>
        </table:table-row>
        <table:table-row table:style-name="Row11">
          <table:table-cell table:style-name="Cell31">
            <text:p text:style-name="P80"><text:span text:style-name="T80_1">3</text:span></text:p>
          </table:table-cell>
          <table:table-cell table:style-name="Cell32">
            <text:p text:style-name="P81"><text:span text:style-name="T81_1">Foram</text:span><text:span text:style-name="T81_2"><text:s/></text:span><text:span text:style-name="T81_3">encontradas</text:span><text:span text:style-name="T81_4"><text:s/></text:span><text:span text:style-name="T81_5">não</text:span><text:span text:style-name="T81_6">-</text:span><text:span text:style-name="T81_7">conformidades</text:span><text:span text:style-name="T81_8"><text:s/></text:span><text:span text:style-name="T81_9">nas</text:span><text:span text:style-name="T81_10"><text:s/></text:span><text:span text:style-name="T81_11">auditorias</text:span><text:span text:style-name="T81_12"><text:s/></text:span><text:span text:style-name="T81_13">realizadas</text:span><text:span text:style-name="T81_14">?</text:span></text:p>
          </table:table-cell>
          <table:table-cell table:style-name="Cell33">
            <text:p text:style-name="P82"><text:span text:style-name="T82_1">S</text:span></text:p>
          </table:table-cell>
          <table:table-cell table:style-name="Cell34">
            <text:p text:style-name="P83"/>
          </table:table-cell>
        </table:table-row>
        <table:table-row table:style-name="Row12">
          <table:table-cell table:style-name="Cell35">
            <text:p text:style-name="P84"><text:span text:style-name="T84_1">4</text:span></text:p>
          </table:table-cell>
          <table:table-cell table:style-name="Cell36">
            <text:p text:style-name="P85"><text:span text:style-name="T85_1">As</text:span><text:span text:style-name="T85_2"><text:s/></text:span><text:span text:style-name="T85_3">ações</text:span><text:span text:style-name="T85_4"><text:s/></text:span><text:span text:style-name="T85_5">corretivas</text:span><text:span text:style-name="T85_6"><text:s/></text:span><text:span text:style-name="T85_7">estão</text:span><text:span text:style-name="T85_8"><text:s/></text:span><text:span text:style-name="T85_9">sendo</text:span><text:span text:style-name="T85_10"><text:s/></text:span><text:span text:style-name="T85_11">executadas</text:span><text:span text:style-name="T85_12"><text:s/></text:span><text:span text:style-name="T85_13">conforme</text:span><text:span text:style-name="T85_14"><text:s/></text:span><text:span text:style-name="T85_15">o</text:span><text:span text:style-name="T85_16"><text:s/></text:span><text:span text:style-name="T85_17">planejado</text:span><text:span text:style-name="T85_18">?</text:span></text:p>
          </table:table-cell>
          <table:table-cell table:style-name="Cell37">
            <text:p text:style-name="P86"><text:span text:style-name="T86_1">S</text:span></text:p>
          </table:table-cell>
          <table:table-cell table:style-name="Cell38">
            <text:p text:style-name="P87"/>
          </table:table-cell>
        </table:table-row>
        <table:table-row table:style-name="Row13">
          <table:table-cell table:style-name="Cell39">
            <text:p text:style-name="P88"><text:span text:style-name="T88_1">5</text:span></text:p>
          </table:table-cell>
          <table:table-cell table:style-name="Cell40">
            <text:p text:style-name="P89"><text:span text:style-name="T89_1">As</text:span><text:span text:style-name="T89_2"><text:s/></text:span><text:span text:style-name="T89_3">atividades</text:span><text:span text:style-name="T89_4"><text:s/></text:span><text:span text:style-name="T89_5">para</text:span><text:span text:style-name="T89_6"><text:s/></text:span><text:span text:style-name="T89_7">o</text:span><text:span text:style-name="T89_8"><text:s/></text:span><text:span text:style-name="T89_9">estabelecimento</text:span><text:span text:style-name="T89_10"><text:s/></text:span><text:span text:style-name="T89_11">da</text:span><text:span text:style-name="T89_12"><text:s/></text:span><text:span text:style-name="T89_13">baseline</text:span><text:span text:style-name="T89_14"><text:s/></text:span><text:span text:style-name="T89_15">estão</text:span><text:span text:style-name="T89_16"><text:s/></text:span><text:span text:style-name="T89_17">sendo</text:span><text:span text:style-name="T89_18"><text:s/></text:span><text:span text:style-name="T89_19">executadas</text:span><text:span text:style-name="T89_20">?</text:span></text:p>
          </table:table-cell>
          <table:table-cell table:style-name="Cell41">
            <text:p text:style-name="P90"><text:span text:style-name="T90_1">S</text:span></text:p>
          </table:table-cell>
          <table:table-cell table:style-name="Cell42">
            <text:p text:style-name="P91"/>
          </table:table-cell>
        </table:table-row>
        <table:table-row table:style-name="Row14">
          <table:table-cell table:style-name="Cell43">
            <text:p text:style-name="P92"><text:span text:style-name="T92_1">6</text:span></text:p>
          </table:table-cell>
          <table:table-cell table:style-name="Cell44">
            <text:p text:style-name="P93"><text:span text:style-name="T93_1">Foi</text:span><text:span text:style-name="T93_2"><text:s/></text:span><text:span text:style-name="T93_3">solicitado</text:span><text:span text:style-name="T93_4"><text:s/></text:span><text:span text:style-name="T93_5">alguma</text:span><text:span text:style-name="T93_6"><text:s/></text:span><text:span text:style-name="T93_7">mudança</text:span><text:span text:style-name="T93_8"><text:s/></text:span><text:span text:style-name="T93_9">em</text:span><text:span text:style-name="T93_10"><text:s/></text:span><text:span text:style-name="T93_11">baseline</text:span><text:span text:style-name="T93_12">?</text:span></text:p>
          </table:table-cell>
          <table:table-cell table:style-name="Cell45">
            <text:p text:style-name="P94"><text:span text:style-name="T94_1">S</text:span></text:p>
          </table:table-cell>
          <table:table-cell table:style-name="Cell46">
            <text:p text:style-name="P95"/>
          </table:table-cell>
        </table:table-row>
        <table:table-row table:style-name="Row15">
          <table:table-cell table:style-name="Cell47">
            <text:p text:style-name="P96"><text:span text:style-name="T96_1">7</text:span></text:p>
          </table:table-cell>
          <table:table-cell table:style-name="Cell48">
            <text:p text:style-name="P97"><text:span text:style-name="T97_1">Para</text:span><text:span text:style-name="T97_2"><text:s/></text:span><text:span text:style-name="T97_3">as</text:span><text:span text:style-name="T97_4"><text:s/></text:span><text:span text:style-name="T97_5">solicitações</text:span><text:span text:style-name="T97_6"><text:s/></text:span><text:span text:style-name="T97_7">de</text:span><text:span text:style-name="T97_8"><text:s/></text:span><text:span text:style-name="T97_9">mudança</text:span><text:span text:style-name="T97_10"><text:s/></text:span><text:span text:style-name="T97_11">em</text:span><text:span text:style-name="T97_12"><text:s/></text:span><text:span text:style-name="T97_13">baseline</text:span><text:span text:style-name="T97_14"><text:s/></text:span><text:span text:style-name="T97_15">estão</text:span><text:span text:style-name="T97_16"><text:s/></text:span><text:span text:style-name="T97_17">sendo</text:span><text:span text:style-name="T97_18"><text:s/></text:span><text:span text:style-name="T97_19">feitas</text:span><text:span text:style-name="T97_20"><text:s/></text:span><text:span text:style-name="T97_21">análises</text:span><text:span text:style-name="T97_22"><text:s/></text:span><text:span text:style-name="T97_23">para</text:span><text:span text:style-name="T97_24"><text:s/></text:span><text:span text:style-name="T97_25">sua</text:span><text:span text:style-name="T97_26"><text:s/></text:span><text:span text:style-name="T97_27">viabilidade</text:span><text:span text:style-name="T97_28">?</text:span></text:p>
          </table:table-cell>
          <table:table-cell table:style-name="Cell49">
            <text:p text:style-name="P98"><text:span text:style-name="T98_1">S</text:span></text:p>
          </table:table-cell>
          <table:table-cell table:style-name="Cell50">
            <text:p text:style-name="P99"/>
          </table:table-cell>
        </table:table-row>
        <table:table-row table:style-name="Row16">
          <table:table-cell table:style-name="Cell51">
            <text:p text:style-name="P100"><text:span text:style-name="T100_1">8</text:span></text:p>
          </table:table-cell>
          <table:table-cell table:style-name="Cell52">
            <text:p text:style-name="P101"><text:span text:style-name="T101_1">Para</text:span><text:span text:style-name="T101_2"><text:s/></text:span><text:span text:style-name="T101_3">as</text:span><text:span text:style-name="T101_4"><text:s/></text:span><text:span text:style-name="T101_5">solicitações</text:span><text:span text:style-name="T101_6"><text:s/></text:span><text:span text:style-name="T101_7">aprovadas</text:span><text:span text:style-name="T101_8">,<text:s/></text:span><text:span text:style-name="T101_9">estão</text:span><text:span text:style-name="T101_10"><text:s/></text:span><text:span text:style-name="T101_11">sendo</text:span><text:span text:style-name="T101_12"><text:s/></text:span><text:span text:style-name="T101_13">feitos</text:span><text:span text:style-name="T101_14"><text:s/></text:span><text:span text:style-name="T101_15">planos</text:span><text:span text:style-name="T101_16"><text:s/></text:span><text:span text:style-name="T101_17">de</text:span><text:span text:style-name="T101_18"><text:s/></text:span><text:span text:style-name="T101_19">mudança</text:span><text:span text:style-name="T101_20"><text:s/></text:span><text:span text:style-name="T101_21">em</text:span><text:span text:style-name="T101_22"><text:s/></text:span><text:span text:style-name="T101_23">baseline</text:span><text:span text:style-name="T101_24">?</text:span></text:p>
          </table:table-cell>
          <table:table-cell table:style-name="Cell53">
            <text:p text:style-name="P102"><text:span text:style-name="T102_1">S</text:span></text:p>
          </table:table-cell>
          <table:table-cell table:style-name="Cell54">
            <text:p text:style-name="P103"/>
          </table:table-cell>
        </table:table-row>
        <table:table-row table:style-name="Row17">
          <table:table-cell table:style-name="Cell55">
            <text:p text:style-name="P104"><text:span text:style-name="T104_1">9</text:span></text:p>
          </table:table-cell>
          <table:table-cell table:style-name="Cell56">
            <text:p text:style-name="P105"><text:span text:style-name="T105_1">Todas</text:span><text:span text:style-name="T105_2"><text:s/></text:span><text:span text:style-name="T105_3">as</text:span><text:span text:style-name="T105_4"><text:s/></text:span><text:span text:style-name="T105_5">atividades</text:span><text:span text:style-name="T105_6"><text:s/></text:span><text:span text:style-name="T105_7">e</text:span><text:span text:style-name="T105_8"><text:s/></text:span><text:span text:style-name="T105_9">tarefas</text:span><text:span text:style-name="T105_10"><text:s/></text:span><text:span text:style-name="T105_11">definidos</text:span><text:span text:style-name="T105_12"><text:s/></text:span><text:span text:style-name="T105_13">no</text:span><text:span text:style-name="T105_14"><text:s/></text:span><text:span text:style-name="T105_15">plano</text:span><text:span text:style-name="T105_16"><text:s/></text:span><text:span text:style-name="T105_17">de</text:span><text:span text:style-name="T105_18"><text:s/></text:span><text:span text:style-name="T105_19">mudança</text:span><text:span text:style-name="T105_20"><text:s/></text:span><text:span text:style-name="T105_21">em</text:span><text:span text:style-name="T105_22"><text:s/></text:span><text:span text:style-name="T105_23">configuração</text:span><text:span text:style-name="T105_24"><text:s/></text:span><text:span text:style-name="T105_25">foram</text:span><text:span text:style-name="T105_26"><text:s/></text:span><text:span text:style-name="T105_27">ou</text:span><text:span text:style-name="T105_28"><text:s/></text:span><text:span text:style-name="T105_29">estão</text:span><text:span text:style-name="T105_30"><text:s/></text:span><text:span text:style-name="T105_31">sendo</text:span><text:span text:style-name="T105_32"><text:s/></text:span><text:span text:style-name="T105_33">executados</text:span><text:span text:style-name="T105_34">?</text:span></text:p>
          </table:table-cell>
          <table:table-cell table:style-name="Cell57">
            <text:p text:style-name="P106"><text:span text:style-name="T106_1">N</text:span></text:p>
          </table:table-cell>
          <table:table-cell table:style-name="Cell58">
            <text:p text:style-name="P107"><text:span text:style-name="T107_1">As</text:span><text:span text:style-name="T107_2"><text:s/></text:span><text:span text:style-name="T107_3">tarefas</text:span><text:span text:style-name="T107_4"><text:s/></text:span><text:span text:style-name="T107_5">alocadas</text:span><text:span text:style-name="T107_6">,<text:s/></text:span><text:span text:style-name="T107_7">requerem</text:span><text:span text:style-name="T107_8"><text:s/></text:span><text:span text:style-name="T107_9">ser</text:span><text:span text:style-name="T107_10"><text:s/></text:span><text:span text:style-name="T107_11">executadas</text:span><text:span text:style-name="T107_12"><text:s/></text:span><text:span text:style-name="T107_13">no</text:span><text:span text:style-name="T107_14"><text:s/></text:span><text:span text:style-name="T107_15">ultimo</text:span><text:span text:style-name="T107_16"><text:s/></text:span><text:span text:style-name="T107_17">dia</text:span><text:span text:style-name="T107_18"><text:s/></text:span><text:span text:style-name="T107_19">da</text:span><text:span text:style-name="T107_20"><text:s/></text:span><text:span text:style-name="T107_21">iteração</text:span><text:span text:style-name="T107_22"><text:s/></text:span><text:span text:style-name="T107_23">portanto</text:span><text:span text:style-name="T107_24"><text:s/></text:span><text:span text:style-name="T107_25">acabam</text:span><text:span text:style-name="T107_26"><text:s/></text:span><text:span text:style-name="T107_27">ficando</text:span><text:span text:style-name="T107_28"><text:s/></text:span><text:span text:style-name="T107_29">umas</text:span><text:span text:style-name="T107_30"><text:s/></text:span><text:span text:style-name="T107_31">pedentes</text:span><text:span text:style-name="T107_32"><text:s/></text:span><text:span text:style-name="T107_33">que</text:span><text:span text:style-name="T107_34"><text:s/></text:span><text:span text:style-name="T107_35">são</text:span><text:span text:style-name="T107_36"><text:s/></text:span><text:span text:style-name="T107_37">alocadas</text:span><text:span text:style-name="T107_38"><text:s/></text:span><text:span text:style-name="T107_39">para</text:span><text:span text:style-name="T107_40"><text:s/></text:span><text:span text:style-name="T107_41">a</text:span><text:span text:style-name="T107_42"><text:s/></text:span><text:span text:style-name="T107_43">iteração</text:span><text:span text:style-name="T107_44"><text:s/></text:span><text:span text:style-name="T107_45">seguinte</text:span><text:span text:style-name="T107_46">.</text:span></text:p>
          </table:table-cell>
        </table:table-row>
        <table:table-row table:style-name="Row18">
          <table:table-cell table:style-name="Cell59">
            <text:p text:style-name="P108"><text:span text:style-name="T108_1">10</text:span></text:p>
          </table:table-cell>
          <table:table-cell table:style-name="Cell60">
            <text:p text:style-name="P109"><text:span text:style-name="T109_1">Os</text:span><text:span text:style-name="T109_2"><text:s/></text:span><text:span text:style-name="T109_3">mecanismos</text:span><text:span text:style-name="T109_4"><text:s/></text:span><text:span text:style-name="T109_5">de</text:span><text:span text:style-name="T109_6"><text:s/></text:span><text:span text:style-name="T109_7">acesso</text:span><text:span text:style-name="T109_8"><text:s/></text:span><text:span text:style-name="T109_9">foram</text:span><text:span text:style-name="T109_10"><text:s/></text:span><text:span text:style-name="T109_11">implementados</text:span><text:span text:style-name="T109_12"><text:s/></text:span><text:span text:style-name="T109_13">para</text:span><text:span text:style-name="T109_14"><text:s/></text:span><text:span text:style-name="T109_15">os</text:span><text:span text:style-name="T109_16"><text:s/></text:span><text:span text:style-name="T109_17">itens</text:span><text:span text:style-name="T109_18"><text:s/></text:span><text:span text:style-name="T109_19">de</text:span><text:span text:style-name="T109_20"><text:s/></text:span><text:span text:style-name="T109_21">configuração</text:span><text:span text:style-name="T109_22">?</text:span></text:p>
          </table:table-cell>
          <table:table-cell table:style-name="Cell61">
            <text:p text:style-name="P110"><text:span text:style-name="T110_1">S</text:span></text:p>
          </table:table-cell>
          <table:table-cell table:style-name="Cell62">
            <text:p text:style-name="P111"/>
          </table:table-cell>
        </table:table-row>
        <table:table-row table:style-name="Row19">
          <table:table-cell table:style-name="Cell63">
            <text:p text:style-name="P112"><text:span text:style-name="T112_1">11</text:span></text:p>
          </table:table-cell>
          <table:table-cell table:style-name="Cell64">
            <text:p text:style-name="P113"><text:span text:style-name="T113_1">Para</text:span><text:span text:style-name="T113_2"><text:s/></text:span><text:span text:style-name="T113_3">itens</text:span><text:span text:style-name="T113_4"><text:s/></text:span><text:span text:style-name="T113_5">de</text:span><text:span text:style-name="T113_6"><text:s/></text:span><text:span text:style-name="T113_7">configuração</text:span><text:span text:style-name="T113_8"><text:s/></text:span><text:span text:style-name="T113_9">com</text:span><text:span text:style-name="T113_10"><text:s/></text:span><text:span text:style-name="T113_11">níveis</text:span><text:span text:style-name="T113_12"><text:s/></text:span><text:span text:style-name="T113_13">de</text:span><text:span text:style-name="T113_14"><text:s/></text:span><text:span text:style-name="T113_15">controle</text:span><text:span text:style-name="T113_16"><text:s/></text:span><text:span text:style-name="T113_17">que</text:span><text:span text:style-name="T113_18"><text:s/></text:span><text:span text:style-name="T113_19">exigem</text:span><text:span text:style-name="T113_20"><text:s/></text:span><text:span text:style-name="T113_21">intervenção</text:span><text:span text:style-name="T113_22"><text:s/></text:span><text:span text:style-name="T113_23">do</text:span><text:span text:style-name="T113_24"><text:s/></text:span><text:span text:style-name="T113_25">CCB</text:span><text:span text:style-name="T113_26">,<text:s/></text:span><text:span text:style-name="T113_27">as</text:span><text:span text:style-name="T113_28"><text:s/></text:span><text:span text:style-name="T113_29">reuniões</text:span><text:span text:style-name="T113_30"><text:s/></text:span><text:span text:style-name="T113_31">de</text:span><text:span text:style-name="T113_32"><text:s/></text:span><text:span text:style-name="T113_33">aprovação</text:span><text:span text:style-name="T113_34"><text:s/></text:span><text:span text:style-name="T113_35">da</text:span><text:span text:style-name="T113_36"><text:s/></text:span><text:span text:style-name="T113_37">mudança</text:span><text:span text:style-name="T113_38"><text:s/></text:span><text:span text:style-name="T113_39">estão</text:span><text:span text:style-name="T113_40"><text:s/></text:span><text:span text:style-name="T113_41">sendo</text:span><text:span text:style-name="T113_42"><text:s/></text:span><text:span text:style-name="T113_43">feitas</text:span><text:span text:style-name="T113_44">?</text:span></text:p>
          </table:table-cell>
          <table:table-cell table:style-name="Cell65">
            <text:p text:style-name="P114"><text:span text:style-name="T114_1">N</text:span></text:p>
          </table:table-cell>
          <table:table-cell table:style-name="Cell66">
            <text:p text:style-name="P115"><text:span text:style-name="T115_1">Não</text:span><text:span text:style-name="T115_2"><text:s/></text:span><text:span text:style-name="T115_3">Houve</text:span><text:span text:style-name="T115_4"><text:s/></text:span><text:span text:style-name="T115_5">configurações</text:span><text:span text:style-name="T115_6"><text:s/></text:span><text:span text:style-name="T115_7">ainda</text:span><text:span text:style-name="T115_8"><text:s/></text:span><text:span text:style-name="T115_9">que</text:span><text:span text:style-name="T115_10"><text:s/></text:span><text:span text:style-name="T115_11">exigem</text:span><text:span text:style-name="T115_12"><text:s/></text:span><text:span text:style-name="T115_13">intervenção</text:span><text:span text:style-name="T115_14"><text:s/></text:span><text:span text:style-name="T115_15">do</text:span><text:span text:style-name="T115_16"><text:s/></text:span><text:span text:style-name="T115_17">CCB</text:span><text:span text:style-name="T115_18">.</text:span></text:p>
          </table:table-cell>
        </table:table-row>
        <table:table-row table:style-name="Row20">
          <table:table-cell table:style-name="Cell67">
            <text:p text:style-name="P116"><text:span text:style-name="T116_1">12</text:span></text:p>
          </table:table-cell>
          <table:table-cell table:style-name="Cell68">
            <text:p text:style-name="P117"><text:span text:style-name="T117_1">Os</text:span><text:span text:style-name="T117_2"><text:s/></text:span><text:span text:style-name="T117_3">registros</text:span><text:span text:style-name="T117_4"><text:s/></text:span><text:span text:style-name="T117_5">de</text:span><text:span text:style-name="T117_6"><text:s/></text:span><text:span text:style-name="T117_7">mudanças</text:span><text:span text:style-name="T117_8"><text:s/></text:span><text:span text:style-name="T117_9">estão</text:span><text:span text:style-name="T117_10"><text:s/></text:span><text:span text:style-name="T117_11">sendo</text:span><text:span text:style-name="T117_12"><text:s/></text:span><text:span text:style-name="T117_13">feitos</text:span><text:span text:style-name="T117_14">?</text:span></text:p>
          </table:table-cell>
          <table:table-cell table:style-name="Cell69">
            <text:p text:style-name="P118"><text:span text:style-name="T118_1">S</text:span></text:p>
          </table:table-cell>
          <table:table-cell table:style-name="Cell70">
            <text:p text:style-name="P119"/>
          </table:table-cell>
        </table:table-row>
        <table:table-row table:style-name="Row21">
          <table:table-cell table:style-name="Cell71">
            <text:p text:style-name="P120"><text:span text:style-name="T120_1">13</text:span></text:p>
          </table:table-cell>
          <table:table-cell table:style-name="Cell72">
            <text:p text:style-name="P121"><text:span text:style-name="T121_1">As</text:span><text:span text:style-name="T121_2"><text:s/></text:span><text:span text:style-name="T121_3">mudanças</text:span><text:span text:style-name="T121_4"><text:s/></text:span><text:span text:style-name="T121_5">em</text:span><text:span text:style-name="T121_6"><text:s/></text:span><text:span text:style-name="T121_7">baseline</text:span><text:span text:style-name="T121_8"><text:s/></text:span><text:span text:style-name="T121_9">estão</text:span><text:span text:style-name="T121_10"><text:s/></text:span><text:span text:style-name="T121_11">sendo</text:span><text:span text:style-name="T121_12"><text:s/></text:span><text:span text:style-name="T121_13">comunicadas</text:span><text:span text:style-name="T121_14"><text:s/></text:span><text:span text:style-name="T121_15">para</text:span><text:span text:style-name="T121_16"><text:s/></text:span><text:span text:style-name="T121_17">os</text:span><text:span text:style-name="T121_18"><text:s/></text:span><text:span text:style-name="T121_19">interessados</text:span><text:span text:style-name="T121_20">?</text:span></text:p>
          </table:table-cell>
          <table:table-cell table:style-name="Cell73">
            <text:p text:style-name="P122"><text:span text:style-name="T122_1">S</text:span></text:p>
          </table:table-cell>
          <table:table-cell table:style-name="Cell74">
            <text:p text:style-name="P123"/>
          </table:table-cell>
        </table:table-row>
        <table:table-row table:style-name="Row22">
          <table:table-cell table:style-name="Cell75">
            <text:p text:style-name="P124"><text:span text:style-name="T124_1">14</text:span></text:p>
          </table:table-cell>
          <table:table-cell table:style-name="Cell76">
            <text:p text:style-name="P125"><text:span text:style-name="T125_1">Os</text:span><text:span text:style-name="T125_2"><text:s/></text:span><text:span text:style-name="T125_3">afetados</text:span><text:span text:style-name="T125_4"><text:s/></text:span><text:span text:style-name="T125_5">pelas</text:span><text:span text:style-name="T125_6"><text:s/></text:span><text:span text:style-name="T125_7">mudança</text:span><text:span text:style-name="T125_8"><text:s/></text:span><text:span text:style-name="T125_9">em</text:span><text:span text:style-name="T125_10"><text:s/></text:span><text:span text:style-name="T125_11">baseline</text:span><text:span text:style-name="T125_12"><text:s/></text:span><text:span text:style-name="T125_13">participam</text:span><text:span text:style-name="T125_14"><text:s/></text:span><text:span text:style-name="T125_15">ou</text:span><text:span text:style-name="T125_16"><text:s/></text:span><text:span text:style-name="T125_17">participaram</text:span><text:span text:style-name="T125_18"><text:s/></text:span><text:span text:style-name="T125_19">da</text:span><text:span text:style-name="T125_20"><text:s/></text:span><text:span text:style-name="T125_21">aprovação</text:span><text:span text:style-name="T125_22"><text:s/></text:span><text:span text:style-name="T125_23">da</text:span><text:span text:style-name="T125_24"><text:s/></text:span><text:span text:style-name="T125_25">mudança</text:span><text:span text:style-name="T125_26">?</text:span></text:p>
          </table:table-cell>
          <table:table-cell table:style-name="Cell77">
            <text:p text:style-name="P126"><text:span text:style-name="T126_1">S</text:span></text:p>
          </table:table-cell>
          <table:table-cell table:style-name="Cell78">
            <text:p text:style-name="P127"/>
          </table:table-cell>
        </table:table-row>
        <table:table-row table:style-name="Row23">
          <table:table-cell table:style-name="Cell79">
            <text:p text:style-name="P128"><text:span text:style-name="T128_1">15</text:span></text:p>
          </table:table-cell>
          <table:table-cell table:style-name="Cell80">
            <text:p text:style-name="P129"><text:span text:style-name="T129_1">As</text:span><text:span text:style-name="T129_2"><text:s/></text:span><text:span text:style-name="T129_3">mudanças</text:span><text:span text:style-name="T129_4"><text:s/></text:span><text:span text:style-name="T129_5">em</text:span><text:span text:style-name="T129_6"><text:s/></text:span><text:span text:style-name="T129_7">baseline</text:span><text:span text:style-name="T129_8"><text:s/></text:span><text:span text:style-name="T129_9">estão</text:span><text:span text:style-name="T129_10"><text:s/></text:span><text:span text:style-name="T129_11">sendo</text:span><text:span text:style-name="T129_12"><text:s/></text:span><text:span text:style-name="T129_13">executadas</text:span><text:span text:style-name="T129_14"><text:s/></text:span><text:span text:style-name="T129_15">conforme</text:span><text:span text:style-name="T129_16"><text:s/></text:span><text:span text:style-name="T129_17">o</text:span><text:span text:style-name="T129_18"><text:s/></text:span><text:span text:style-name="T129_19">prazo</text:span><text:span text:style-name="T129_20"><text:s/></text:span><text:span text:style-name="T129_21">estabelecido</text:span><text:span text:style-name="T129_22"><text:s/></text:span><text:span text:style-name="T129_23">no</text:span><text:span text:style-name="T129_24"><text:s/></text:span><text:span text:style-name="T129_25">Plano</text:span><text:span text:style-name="T129_26"><text:s/></text:span><text:span text:style-name="T129_27">de</text:span><text:span text:style-name="T129_28"><text:s/></text:span><text:span text:style-name="T129_29">Mudança</text:span><text:span text:style-name="T129_30"><text:s/></text:span><text:span text:style-name="T129_31">em</text:span><text:span text:style-name="T129_32"><text:s/></text:span><text:span text:style-name="T129_33">Baseline</text:span><text:span text:style-name="T129_34">?</text:span></text:p>
          </table:table-cell>
          <table:table-cell table:style-name="Cell81">
            <text:p text:style-name="P130"><text:span text:style-name="T130_1">S</text:span></text:p>
          </table:table-cell>
          <table:table-cell table:style-name="Cell82">
            <text:p text:style-name="P131"/>
          </table:table-cell>
        </table:table-row>
        <table:table-row table:style-name="Row24">
          <table:table-cell table:style-name="Cell83">
            <text:p text:style-name="P132"><text:span text:style-name="T132_1">16</text:span></text:p>
          </table:table-cell>
          <table:table-cell table:style-name="Cell84">
            <text:p text:style-name="P133"><text:span text:style-name="T133_1">Estão</text:span><text:span text:style-name="T133_2"><text:s/></text:span><text:span text:style-name="T133_3">sendo</text:span><text:span text:style-name="T133_4"><text:s/></text:span><text:span text:style-name="T133_5">acompanhadas</text:span><text:span text:style-name="T133_6"><text:s/></text:span><text:span text:style-name="T133_7">as</text:span><text:span text:style-name="T133_8"><text:s/></text:span><text:span text:style-name="T133_9">mudanças</text:span><text:span text:style-name="T133_10"><text:s/></text:span><text:span text:style-name="T133_11">em</text:span><text:span text:style-name="T133_12"><text:s/></text:span><text:span text:style-name="T133_13">baseline</text:span><text:span text:style-name="T133_14">?</text:span></text:p>
          </table:table-cell>
          <table:table-cell table:style-name="Cell85">
            <text:p text:style-name="P134"><text:span text:style-name="T134_1">S</text:span></text:p>
          </table:table-cell>
          <table:table-cell table:style-name="Cell86">
            <text:p text:style-name="P135"/>
          </table:table-cell>
        </table:table-row>
        <table:table-row table:style-name="Row25">
          <table:table-cell table:style-name="Cell87">
            <text:p text:style-name="P136"><text:span text:style-name="T136_1">17</text:span></text:p>
          </table:table-cell>
          <table:table-cell table:style-name="Cell88">
            <text:p text:style-name="P137"><text:span text:style-name="T137_1">Os</text:span><text:span text:style-name="T137_2"><text:s/></text:span><text:span text:style-name="T137_3">interessados</text:span><text:span text:style-name="T137_4"><text:s/></text:span><text:span text:style-name="T137_5">estão</text:span><text:span text:style-name="T137_6"><text:s/></text:span><text:span text:style-name="T137_7">sendo</text:span><text:span text:style-name="T137_8"><text:s/></text:span><text:span text:style-name="T137_9">comunicados</text:span><text:span text:style-name="T137_10"><text:s/></text:span><text:span text:style-name="T137_11">da</text:span><text:span text:style-name="T137_12"><text:s/></text:span><text:span text:style-name="T137_13">mudança</text:span><text:span text:style-name="T137_14"><text:s/></text:span><text:span text:style-name="T137_15">em</text:span><text:span text:style-name="T137_16"><text:s/></text:span><text:span text:style-name="T137_17">baseline</text:span><text:span text:style-name="T137_18">?</text:span></text:p>
          </table:table-cell>
          <table:table-cell table:style-name="Cell89">
            <text:p text:style-name="P138"><text:span text:style-name="T138_1">S</text:span></text:p>
          </table:table-cell>
          <table:table-cell table:style-name="Cell90">
            <text:p text:style-name="P139"/>
          </table:table-cell>
        </table:table-row>
      </table:table>
      <text:p text:style-name="P14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7%" fo:margin-top="0cm" fo:margin-bottom="0.28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7%" fo:margin-top="0.423cm" fo:margin-bottom="0cm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>
      <style:paragraph-properties fo:break-before="auto" fo:line-height="107%" fo:margin-top="0.282cm" fo:margin-bottom="0cm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>
      <style:paragraph-properties fo:break-before="auto" fo:line-height="107%" fo:margin-top="0.282cm" fo:margin-bottom="0cm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>
      <style:paragraph-properties fo:break-before="auto" fo:line-height="107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7%" fo:margin-top="0.388cm" fo:margin-bottom="0.071cm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7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7%" fo:margin-top="0.423cm" fo:margin-bottom="0.106cm" style:writing-mode="lr-tb"/>
      <style:text-properties fo:font-size="16pt" style:font-size-asian="16pt" style:font-size-complex="1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7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2cm" fo:padding-left="0cm" fo:margin-left="2cm" fo:padding-right="0cm" fo:margin-right="2cm"/>
      <style:header-style>
        <style:header-footer-properties fo:min-height="0.751cm" fo:margin-bottom="0.75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00%" fo:margin-bottom="0cm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2" style:family="paragraph" style:parent-style-name="Standard">
      <style:paragraph-properties fo:break-before="auto" fo:line-height="100%" fo:margin-bottom="0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P3" style:family="paragraph" style:parent-style-name="Standard">
      <style:paragraph-properties fo:break-before="auto" fo:line-height="107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P4" style:family="paragraph" style:parent-style-name="Standard">
      <style:paragraph-properties fo:break-before="auto" fo:line-height="100%" fo:margin-bottom="0cm" style:writing-mode="lr-tb"/>
    </style:style>
  </office:automatic-styles>
  <office:master-styles>
    <style:master-page style:name="Standard" style:page-layout-name="pm1">
      <style:header>
        <text:p text:style-name="P1"><text:span text:style-name="T1_1">Fábrica</text:span><text:span text:style-name="T1_2"><text:s/></text:span><text:span text:style-name="T1_3">de</text:span><text:span text:style-name="T1_4"><text:s/></text:span><text:span text:style-name="T1_5">Software</text:span><text:span text:style-name="T1_6"><text:s/>–<text:s/></text:span><text:span text:style-name="T1_7">Instituto</text:span><text:span text:style-name="T1_8"><text:s/></text:span><text:span text:style-name="T1_9">de</text:span><text:span text:style-name="T1_10"><text:s/></text:span><text:span text:style-name="T1_11">Informática</text:span><text:span text:style-name="T1_12"><text:s/>–<text:s/></text:span><text:span text:style-name="T1_13">Universidade</text:span><text:span text:style-name="T1_14"><text:s/></text:span><text:span text:style-name="T1_15">Federal</text:span><text:span text:style-name="T1_16"><text:s/></text:span><text:span text:style-name="T1_17">de</text:span><text:span text:style-name="T1_18"><text:s/></text:span><text:span text:style-name="T1_19">Goiás</text:span><draw:frame svg:x="14.316cm" svg:y="0.185cm" svg:width="2.514cm" svg:height="1.741cm" draw:style-name="FR1" text:anchor-type="char" draw:z-index="0"><draw:image xlink:href="Pictures/image2.png" xlink:type="simple" xlink:show="embed" xlink:actuate="onLoad"/></draw:frame></text:p>
        <text:p text:style-name="P2"><text:span text:style-name="T2_1">Sistema</text:span><text:span text:style-name="T2_2"><text:s/></text:span><text:span text:style-name="T2_3">de</text:span><text:span text:style-name="T2_4"><text:s/></text:span><text:span text:style-name="T2_5">Gestão</text:span><text:span text:style-name="T2_6"><text:s/></text:span><text:span text:style-name="T2_7">Bibliográfica</text:span></text:p>
        <text:p text:style-name="P3"><text:span text:style-name="T3_1">SGB</text:span><text:span text:style-name="T3_2">_</text:span><text:span text:style-name="T3_3">RELATORIO</text:span><text:span text:style-name="T3_4">_</text:span><text:span text:style-name="T3_5">AcompanhamentoConfiguração</text:span><text:span text:style-name="T3_6">_</text:span><text:span text:style-name="T3_7">ConstruçãoV</text:span><text:span text:style-name="T3_8"><text:s/></text:span><text:span text:style-name="T3_9">Versão</text:span><text:span text:style-name="T3_10"><text:s/>1.0</text:span></text:p>
        <text:p text:style-name="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